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2cb" officeooo:paragraph-rsid="000152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TensorFlow backend.</text:p>
      <text:p text:style-name="P1">Loading Data...</text:p>
      <text:p text:style-name="P1">2016-12-17 13:57:06</text:p>
      <text:p text:style-name="P1">2018-03-27 22:22:02</text:p>
      <text:p text:style-name="P1">WARNING:tensorflow:From /home/senticteam/.local/lib/python3.5/site-packages/keras/backend/tensorflow_backend.py:1114: calling reduce_max (from tensorflow.python.ops.math_ops) with keep_dims is deprecated and will be removed in a future version.</text:p>
      <text:p text:style-name="P1">Instructions for updating:</text:p>
      <text:p text:style-name="P1">keep_dims is deprecated, use keepdims instead</text:p>
      <text:p text:style-name="P1">WARNING:tensorflow:From /home/senticteam/.local/lib/python3.5/site-packages/keras/backend/tensorflow_backend.py:1150: calling reduce_sum (from tensorflow.python.ops.math_ops) with keep_dims is deprecated and will be removed in a future version.</text:p>
      <text:p text:style-name="P1">Instructions for updating:</text:p>
      <text:p text:style-name="P1">keep_dims is deprecated, use keepdims instead</text:p>
      <text:p text:style-name="P1">/home/senticteam/andreaSimone/NLFF/model/modelStateful.py:40: UserWarning: Update your `Model` call to the Keras 2 API: `Model(outputs=Tensor("de..., inputs=[&lt;tf.Tenso...)`</text:p>
      <text:p text:style-name="P1"><text:s text:c="2"/>model = Model(input=[inputs], output=classification)</text:p>
      <text:p text:style-name="P1">WARNING:tensorflow:From /home/senticteam/.local/lib/python3.5/site-packages/keras/backend/tensorflow_backend.py:1257: calling reduce_mean (from tensorflow.python.ops.math_ops) with keep_dims is deprecated and will be removed in a future version.</text:p>
      <text:p text:style-name="P1">Instructions for updating:</text:p>
      <text:p text:style-name="P1">keep_dims is deprecated, use keepdims instead</text:p>
      <text:p text:style-name="P1">2018-04-13 14:54:30.913177: I tensorflow/core/platform/cpu_feature_guard.cc:140] Your CPU supports instructions that this TensorFlow binary was not compiled to use: AVX2 FMA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64</text:p>
      <text:p text:style-name="P1">Learning 0.01</text:p>
      <text:p text:style-name="P1">AAAAAAAccuracy: 0.5370833340411385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01</text:p>
      <text:p text:style-name="P1">Mem: 64</text:p>
      <text:p text:style-name="P1">Learning 0.001</text:p>
      <text:p text:style-name="P1">AAAAAAAccuracy: 0.539166668895632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01</text:p>
      <text:p text:style-name="P1">Mem: 64</text:p>
      <text:p text:style-name="P1">Learning 0.0001</text:p>
      <text:p text:style-name="P1">AAAAAAAccuracy: 0.5670833346744378</text:p>
      <text:p text:style-name="P1">BBBBBBBBBBBase: 0.5754166666666667</text:p>
      <text:p text:style-name="P1"><text:soft-page-break/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64</text:p>
      <text:p text:style-name="P1">Learning 1e-05</text:p>
      <text:p text:style-name="P1">AAAAAAAccuracy: 0.5729166675359011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64</text:p>
      <text:p text:style-name="P1">Learning 1e-06</text:p>
      <text:p text:style-name="P1">AAAAAAAccuracy: 0.5970833343143265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64</text:p>
      <text:p text:style-name="P1">Learning 1e-07</text:p>
      <text:p text:style-name="P1">AAAAAAAccuracy: 0.5345833343764146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128</text:p>
      <text:p text:style-name="P1">Learning 0.01</text:p>
      <text:p text:style-name="P1">AAAAAAAccuracy: 0.4804166676166157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01</text:p>
      <text:p text:style-name="P1">Mem: 128</text:p>
      <text:p text:style-name="P1">Learning 0.001</text:p>
      <text:p text:style-name="P1">AAAAAAAccuracy: 0.5366666675855716</text:p>
      <text:p text:style-name="P1"><text:soft-page-break/>BBBBBBBBBBBase: 0.5754166666666667</text:p>
      <text:p text:style-name="P1">------------------------------------------------------------</text:p>
      <text:p text:style-name="P1">Drop: 0</text:p>
      <text:p text:style-name="P1">Reg: 0.001</text:p>
      <text:p text:style-name="P1">Mem: 128</text:p>
      <text:p text:style-name="P1">Learning 0.0001</text:p>
      <text:p text:style-name="P1">AAAAAAAccuracy: 0.5612500011610488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001</text:p>
      <text:p text:style-name="P1">Mem: 128</text:p>
      <text:p text:style-name="P1">Learning 1e-05</text:p>
      <text:p text:style-name="P1">AAAAAAAccuracy: 0.5737500006643435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128</text:p>
      <text:p text:style-name="P1">Learning 1e-06</text:p>
      <text:p text:style-name="P1">AAAAAAAccuracy: 0.5975000002110998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128</text:p>
      <text:p text:style-name="P1">Learning 1e-07</text:p>
      <text:p text:style-name="P1">AAAAAAAccuracy: 0.5679166675855716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001</text:p>
      <text:p text:style-name="P1">Mem: 256</text:p>
      <text:p text:style-name="P1">Learning 0.01</text:p>
      <text:p text:style-name="P1">AAAAAAAccuracy: 0.4679166678960124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01</text:p>
      <text:p text:style-name="P1">Mem: 256</text:p>
      <text:p text:style-name="P1"><text:soft-page-break/>Learning 0.001</text:p>
      <text:p text:style-name="P1">AAAAAAAccuracy: 0.5283333350283403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01</text:p>
      <text:p text:style-name="P1">Mem: 256</text:p>
      <text:p text:style-name="P1">Learning 0.0001</text:p>
      <text:p text:style-name="P1">AAAAAAAccuracy: 0.553750001359731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Drop: 0</text:p>
      <text:p text:style-name="P1">Reg: 0.001</text:p>
      <text:p text:style-name="P1">Mem: 256</text:p>
      <text:p text:style-name="P1">Learning 1e-05</text:p>
      <text:p text:style-name="P1">AAAAAAAccuracy: 0.5683333343515794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256</text:p>
      <text:p text:style-name="P1">Learning 1e-06</text:p>
      <text:p text:style-name="P1">AAAAAAAccuracy: 0.5758333342460294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01</text:p>
      <text:p text:style-name="P1">Mem: 256</text:p>
      <text:p text:style-name="P1">Learning 1e-07</text:p>
      <text:p text:style-name="P1">AAAAAAAccuracy: 0.5145833349476258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64</text:p>
      <text:p text:style-name="P1"><text:soft-page-break/>Learning 0.01</text:p>
      <text:p text:style-name="P1">AAAAAAAccuracy: 0.4187500012417634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5</text:p>
      <text:p text:style-name="P1">Mem: 64</text:p>
      <text:p text:style-name="P1">Learning 0.001</text:p>
      <text:p text:style-name="P1">AAAAAAAccuracy: 0.42833333518356087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5</text:p>
      <text:p text:style-name="P1">Mem: 64</text:p>
      <text:p text:style-name="P1">Learning 0.0001</text:p>
      <text:p text:style-name="P1">AAAAAAAccuracy: 0.44375000186264524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5</text:p>
      <text:p text:style-name="P1">Mem: 64</text:p>
      <text:p text:style-name="P1">Learning 1e-05</text:p>
      <text:p text:style-name="P1">AAAAAAAccuracy: 0.4654166681692004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64</text:p>
      <text:p text:style-name="P1">Learning 1e-06</text:p>
      <text:p text:style-name="P1">AAAAAAAccuracy: 0.505833335686475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64</text:p>
      <text:p text:style-name="P1">Learning 1e-07</text:p>
      <text:p text:style-name="P1">AAAAAAAccuracy: 0.5116666677718361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<text:soft-page-break/>Reg: 0.05</text:p>
      <text:p text:style-name="P1">Mem: 128</text:p>
      <text:p text:style-name="P1">Learning 0.01</text:p>
      <text:p text:style-name="P1">AAAAAAAccuracy: 0.4437500010554989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5</text:p>
      <text:p text:style-name="P1">Mem: 128</text:p>
      <text:p text:style-name="P1">Learning 0.001</text:p>
      <text:p text:style-name="P1">AAAAAAAccuracy: 0.44958333509663734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5</text:p>
      <text:p text:style-name="P1">Mem: 128</text:p>
      <text:p text:style-name="P1">Learning 0.0001</text:p>
      <text:p text:style-name="P1">AAAAAAAccuracy: 0.4475000014528632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128</text:p>
      <text:p text:style-name="P1">Learning 1e-05</text:p>
      <text:p text:style-name="P1">AAAAAAAccuracy: 0.47375000212341545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128</text:p>
      <text:p text:style-name="P1">Learning 1e-06</text:p>
      <text:p text:style-name="P1">AAAAAAAccuracy: 0.4658333354008694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128</text:p>
      <text:p text:style-name="P1">Learning 1e-07</text:p>
      <text:p text:style-name="P1">AAAAAAAccuracy: 0.512083334227403</text:p>
      <text:p text:style-name="P1">BBBBBBBBBBBase: 0.5754166666666667</text:p>
      <text:p text:style-name="P1">------------------------------------------------------------</text:p>
      <text:p text:style-name="P1"><text:soft-page-break/>Problems with find MaxAccuracy</text:p>
      <text:p text:style-name="P1">Problems with find MaxAccuracy</text:p>
      <text:p text:style-name="P1">Drop: 0</text:p>
      <text:p text:style-name="P1">Reg: 0.05</text:p>
      <text:p text:style-name="P1">Mem: 256</text:p>
      <text:p text:style-name="P1">Learning 0.01</text:p>
      <text:p text:style-name="P1">AAAAAAAccuracy: 0.45375000129764276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5</text:p>
      <text:p text:style-name="P1">Mem: 256</text:p>
      <text:p text:style-name="P1">Learning 0.001</text:p>
      <text:p text:style-name="P1">AAAAAAAccuracy: 0.421250001868854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05</text:p>
      <text:p text:style-name="P1">Mem: 256</text:p>
      <text:p text:style-name="P1">Learning 0.0001</text:p>
      <text:p text:style-name="P1">AAAAAAAccuracy: 0.4525000019930303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256</text:p>
      <text:p text:style-name="P1">Learning 1e-05</text:p>
      <text:p text:style-name="P1">AAAAAAAccuracy: 0.46791666808227694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256</text:p>
      <text:p text:style-name="P1">Learning 1e-06</text:p>
      <text:p text:style-name="P1">AAAAAAAccuracy: 0.48750000282501177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05</text:p>
      <text:p text:style-name="P1">Mem: 256</text:p>
      <text:p text:style-name="P1">Learning 1e-07</text:p>
      <text:p text:style-name="P1">AAAAAAAccuracy: 0.5045833349538347</text:p>
      <text:p text:style-name="P1">BBBBBBBBBBBase: 0.5754166666666667</text:p>
      <text:p text:style-name="P1">------------------------------------------------------------</text:p>
      <text:p text:style-name="P1"><text:soft-page-break/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64</text:p>
      <text:p text:style-name="P1">Learning 0.01</text:p>
      <text:p text:style-name="P1">AAAAAAAccuracy: 0.4245833344757557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1</text:p>
      <text:p text:style-name="P1">Mem: 64</text:p>
      <text:p text:style-name="P1">Learning 0.001</text:p>
      <text:p text:style-name="P1">AAAAAAAccuracy: 0.4375000014280279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1</text:p>
      <text:p text:style-name="P1">Mem: 64</text:p>
      <text:p text:style-name="P1">Learning 0.0001</text:p>
      <text:p text:style-name="P1">AAAAAAAccuracy: 0.43208333474273486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64</text:p>
      <text:p text:style-name="P1">Learning 1e-05</text:p>
      <text:p text:style-name="P1">AAAAAAAccuracy: 0.41875000152116015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64</text:p>
      <text:p text:style-name="P1">Learning 1e-06</text:p>
      <text:p text:style-name="P1">AAAAAAAccuracy: 0.46208333428949117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<text:soft-page-break/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64</text:p>
      <text:p text:style-name="P1">Learning 1e-07</text:p>
      <text:p text:style-name="P1">AAAAAAAccuracy: 0.43583333464339374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128</text:p>
      <text:p text:style-name="P1">Learning 0.01</text:p>
      <text:p text:style-name="P1">AAAAAAAccuracy: 0.4204166675917804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1</text:p>
      <text:p text:style-name="P1">Mem: 128</text:p>
      <text:p text:style-name="P1">Learning 0.001</text:p>
      <text:p text:style-name="P1">AAAAAAAccuracy: 0.43958333454405263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1</text:p>
      <text:p text:style-name="P1">Mem: 128</text:p>
      <text:p text:style-name="P1">Learning 0.0001</text:p>
      <text:p text:style-name="P1">AAAAAAAccuracy: 0.42875000247731804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128</text:p>
      <text:p text:style-name="P1">Learning 1e-05</text:p>
      <text:p text:style-name="P1">AAAAAAAccuracy: 0.42958333430190876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<text:soft-page-break/>Problems with find MaxAccuracy</text:p>
      <text:p text:style-name="P1">Problems with find MaxAccuracy</text:p>
      <text:p text:style-name="P1">Drop: 0</text:p>
      <text:p text:style-name="P1">Reg: 0.1</text:p>
      <text:p text:style-name="P1">Mem: 128</text:p>
      <text:p text:style-name="P1">Learning 1e-06</text:p>
      <text:p text:style-name="P1">AAAAAAAccuracy: 0.4745833343515794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128</text:p>
      <text:p text:style-name="P1">Learning 1e-07</text:p>
      <text:p text:style-name="P1">AAAAAAAccuracy: 0.5058333350966373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256</text:p>
      <text:p text:style-name="P1">Learning 0.01</text:p>
      <text:p text:style-name="P1">AAAAAAAccuracy: 0.42041666784013315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1</text:p>
      <text:p text:style-name="P1">Mem: 256</text:p>
      <text:p text:style-name="P1">Learning 0.001</text:p>
      <text:p text:style-name="P1">AAAAAAAccuracy: 0.431666667573154</text:p>
      <text:p text:style-name="P1">BBBBBBBBBBBase: 0.5754166666666667</text:p>
      <text:p text:style-name="P1">------------------------------------------------------------</text:p>
      <text:p text:style-name="P1">Drop: 0</text:p>
      <text:p text:style-name="P1">Reg: 0.1</text:p>
      <text:p text:style-name="P1">Mem: 256</text:p>
      <text:p text:style-name="P1">Learning 0.0001</text:p>
      <text:p text:style-name="P1">AAAAAAAccuracy: 0.40458333551262815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<text:soft-page-break/>Mem: 256</text:p>
      <text:p text:style-name="P1">Learning 1e-05</text:p>
      <text:p text:style-name="P1">AAAAAAAccuracy: 0.433333335040758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256</text:p>
      <text:p text:style-name="P1">Learning 1e-06</text:p>
      <text:p text:style-name="P1">AAAAAAAccuracy: 0.41375000119830174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1</text:p>
      <text:p text:style-name="P1">Mem: 256</text:p>
      <text:p text:style-name="P1">Learning 1e-07</text:p>
      <text:p text:style-name="P1">AAAAAAAccuracy: 0.5058333349724611</text:p>
      <text:p text:style-name="P1">BBBBBBBBBBBase: 0.5754166666666667</text:p>
      <text:p text:style-name="P1">------------------------------------------------------------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Problems with find MaxAccuracy</text:p>
      <text:p text:style-name="P1">Drop: 0</text:p>
      <text:p text:style-name="P1">Reg: 0.5</text:p>
      <text:p text:style-name="P1">Mem: 64</text:p>
      <text:p text:style-name="P1">Learning 0.01</text:p>
      <text:p text:style-name="P1">AAAAAAAccuracy: 0.4245833344757557</text:p>
      <text:p text:style-name="P1">BBBBBBBBBBBase: 0.5754166666666667</text:p>
      <text:p text:style-name="P1">------------------------------------------------------------</text:p>
      <text:p text:style-name="P1">Kil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41:49.694714855</meta:creation-date>
    <dc:date>2018-04-14T10:42:48.009649236</dc:date>
    <meta:editing-duration>PT59S</meta:editing-duration>
    <meta:editing-cycles>1</meta:editing-cycles>
    <meta:document-statistic meta:table-count="0" meta:image-count="0" meta:object-count="0" meta:page-count="11" meta:paragraph-count="555" meta:word-count="1454" meta:character-count="15138" meta:non-whitespace-character-count="14237"/>
    <meta:generator>LibreOffice/5.1.6.2$Linux_X86_64 LibreOffice_project/10m0$Build-2</meta:generator>
  </office:meta>
</office:document-meta>
</file>